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D0000007D05C11108A919A111D.png" manifest:media-type="image/png"/>
  <manifest:file-entry manifest:full-path="Pictures/100000000000078000000438994BAF8512E28227.jpg" manifest:media-type="image/jpeg"/>
  <manifest:file-entry manifest:full-path="Pictures/100002010000012C000000E1ED7B082B6D0CDC9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AdLib BT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AdLib BT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 text:style-name="P1"/>
          </draw:image>
        </draw:frame>
        <draw:frame draw:style-name="gr2" draw:text-style-name="P3" draw:layer="layout" svg:width="20cm" svg:height="3.443cm" svg:x="4cm" svg:y="1cm">
          <draw:text-box>
            <text:p xml:id="id2" text:id="id2"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xml:id="id3" draw:id="id3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xml:id="id4" draw:id="id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5" draw:id="id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5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</text:span><text:span text:style-name="T1">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6" draw:id="id6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6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7" draw:id="id7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7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8" draw:id="id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8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 xml:id="id9" draw:id="id9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9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 xml:id="id10" draw:id="id1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0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11" draw:id="i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1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12" draw:id="id12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2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13" draw:id="id13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3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3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5:35:28.431508009</meta:creation-date>
    <dc:date>2020-11-24T20:30:28.234062344</dc:date>
    <meta:editing-duration>PT2M40S</meta:editing-duration>
    <meta:editing-cycles>1</meta:editing-cycles>
    <meta:document-statistic meta:object-count="81"/>
    <meta:generator>LibreOffice/7.0.2.2$Linux_X86_64 LibreOffice_project/3a01483fc371ab18cfca4bab0d636937da5eaf70</meta:generator>
  </office:meta>
</office:document-meta>
</file>